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256cm" svg:height="1.256cm" svg:x="0.173cm" svg:y="0.173cm" svg:viewBox="0 0 1257 1257" draw:points="629,1257 0,1257 0,0 1257,0 1257,1257">
          <text:p/>
        </draw:polygon>
        <draw:custom-shape draw:style-name="gr2" draw:text-style-name="P2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Yellow" draw:display-name="My Tango Yellow" draw:style="linear" draw:start-color="#666633" draw:end-color="#3333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3-14T00:39:09.346857518</dc:date>
    <meta:editing-duration>PT1M33S</meta:editing-duration>
    <meta:editing-cycles>1</meta:editing-cycles>
    <meta:document-statistic meta:object-count="2"/>
  </office:meta>
</office:document-meta>
</file>